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3cm" svg:height="9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3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n Loiseau</meta:initial-creator>
    <meta:creation-date>2015-04-02T11:10:21.75</meta:creation-date>
    <dc:date>2016-03-29T12:56:32.276675008</dc:date>
    <meta:editing-duration>PT18M12S</meta:editing-duration>
    <meta:editing-cycles>12</meta:editing-cycles>
    <meta:generator>LibreOffice/4.2.8.2$Linux_X86_64 LibreOffice_project/42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10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color="#808080" draw:fill-color="#80808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001cm" svg:height="9.001cm" xlink:href="." xlink:type="simple" chart:class="chart:scatter" chart:style-name="ch1">
        <chart:plot-area chart:style-name="ch2" chart:data-source-has-labels="both" svg:x="0.658cm" svg:y="0.12cm" svg:width="12.196cm" svg:height="8.233cm">
          <chartooo:coordinate-region svg:x="1.623cm" svg:y="0.372cm" svg:width="11.09cm" svg:height="7.228cm"/>
          <chart:axis chart:dimension="x" chart:name="primary-x" chart:style-name="ch3" chartooo:axis-type="auto">
            <chart:title svg:x="6.001cm" svg:y="8.243cm" chart:style-name="ch4">
              <text:p>1 hour slots</text:p>
            </chart:title>
            <chart:categories table:cell-range-address="local-table.$A$2:.$A$507"/>
          </chart:axis>
          <chart:axis chart:dimension="y" chart:name="primary-y" chart:style-name="ch5">
            <chart:title svg:x="0cm" svg:y="5.152cm" chart:style-name="ch6">
              <text:p>Achieve tasks</text:p>
            </chart:title>
            <chart:grid chart:style-name="ch7" chart:class="major"/>
          </chart:axis>
          <chart:series chart:style-name="ch8" chart:values-cell-range-address="local-table.$C$2:.$C$507" chart:label-cell-address="local-table.$C$1" chart:class="chart:scatter">
            <chart:domain table:cell-range-address="local-table.$B$2:.$B$507"/>
            <chart:data-point chart:repeated="50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ach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